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12.179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outline1" style:list-style-name="L2">
      <style:graphic-properties fo:min-height="11.929cm"/>
    </style:style>
    <style:style style:name="pr6" style:family="presentation" style:parent-style-name="Padrão-notes">
      <style:graphic-properties draw:fill-color="#ffffff" fo:min-height="13.364cm"/>
    </style:style>
    <style:style style:name="pr7" style:family="presentation" style:parent-style-name="Padrão-outline1">
      <style:graphic-properties fo:min-height="11.929cm"/>
    </style:style>
    <style:style style:name="pr8" style:family="presentation" style:parent-style-name="Padrão-outline1" style:list-style-name="L2">
      <style:graphic-properties fo:min-height="11.929cm"/>
    </style:style>
    <style:style style:name="pr9" style:family="presentation" style:parent-style-name="Padrão-outline1" style:list-style-name="L2">
      <style:graphic-properties fo:min-height="11.929cm"/>
    </style:style>
    <style:style style:name="pr10" style:family="presentation" style:parent-style-name="Padrão-outline1" style:list-style-name="L2">
      <style:graphic-properties fo:min-height="11.929cm"/>
    </style:style>
    <style:style style:name="pr11" style:family="presentation" style:parent-style-name="Padrão-outline1" style:list-style-name="L2">
      <style:graphic-properties fo:min-height="11.929cm"/>
    </style:style>
    <style:style style:name="pr12" style:family="presentation" style:parent-style-name="Padrão-outline1" style:list-style-name="L2">
      <style:graphic-properties fo:min-height="11.929cm"/>
    </style:style>
    <style:style style:name="pr13" style:family="presentation" style:parent-style-name="Padrão-outline1" style:list-style-name="L2">
      <style:graphic-properties fo:min-height="11.929cm"/>
    </style:style>
    <style:style style:name="P1" style:family="paragraph">
      <style:text-properties style:use-window-font-color="true"/>
    </style:style>
    <style:style style:name="P2" style:family="paragraph">
      <style:text-properties fo:color="#66ff66" style:font-name="URW Gothic L" fo:font-size="40pt" fo:font-weight="bold" style:font-size-asian="40pt" style:font-weight-asian="bold" style:font-size-complex="40pt" style:font-weight-complex="bold"/>
    </style:style>
    <style:style style:name="P3" style:family="paragraph">
      <style:text-properties fo:color="#66ff66" style:font-name="URW Gothic L" fo:font-weight="bold" style:font-weight-asian="bold" style:font-weight-complex="bold"/>
    </style:style>
    <style:style style:name="P4" style:family="paragraph">
      <style:text-properties style:font-name="URW Gothic L" fo:font-size="28pt" style:font-size-asian="28pt" style:font-size-complex="28pt"/>
    </style:style>
    <style:style style:name="P5" style:family="paragraph">
      <style:text-properties fo:color="#66ff66" style:font-name="URW Gothic L"/>
    </style:style>
    <style:style style:name="P6" style:family="paragraph">
      <style:text-properties fo:color="#66ff66" fo:font-weight="bold" style:font-weight-asian="bold" style:font-weight-complex="bold"/>
    </style:style>
    <style:style style:name="P7" style:family="paragraph">
      <style:text-properties fo:color="#66ff66"/>
    </style:style>
    <style:style style:name="T1" style:family="text">
      <style:text-properties fo:color="#66ff66" style:font-name="URW Gothic 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66ff66" style:font-name="URW Gothic L" fo:font-weight="bold" style:font-weight-asian="bold" style:font-weight-complex="bold"/>
    </style:style>
    <style:style style:name="T3" style:family="text">
      <style:text-properties fo:color="#66ff66" style:font-name="URW Gothic L" fo:font-size="28pt" style:font-size-asian="28pt" style:font-size-complex="28pt"/>
    </style:style>
    <style:style style:name="T4" style:family="text">
      <style:text-properties fo:color="#66ff66" style:font-name="URW Gothic L"/>
    </style:style>
    <style:style style:name="T5" style:family="text">
      <style:text-properties fo:color="#66ff66" fo:font-weight="bold" style:font-weight-asian="bold" style:font-weight-complex="bold"/>
    </style:style>
    <style:style style:name="T6" style:family="text">
      <style:text-properties fo:color="#66ff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ff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ff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ff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ff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ff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ff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ff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ff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ff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ff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66ff6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66ff66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66ff66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66ff66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ff66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66ff66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66ff66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66ff66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66ff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66ff66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1">Shell Script para inician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# whoami</text:span></text:p>
          </draw:text-box>
        </draw:frame>
        <draw:frame presentation:style-name="pr5" draw:text-style-name="P4" draw:layer="layout" svg:width="25.199cm" svg:height="12.179cm" svg:x="1.4cm" svg:y="7cm" presentation:class="outline" presentation:user-transformed="true">
          <draw:text-box>
            <text:list text:style-name="L2">
              <text:list-item>
                <text:p><text:span text:style-name="T3">Caio Jordão Carvalho</text:span></text:p>
              </text:list-item>
              <text:list-item>
                <text:p><text:span text:style-name="T3">21 anos</text:span></text:p>
              </text:list-item>
              <text:list-item>
                <text:p><text:span text:style-name="T3">Análise e Desenvolvimento de Sistemas – IFBA</text:span></text:p>
              </text:list-item>
              <text:list-item>
                <text:p><text:span text:style-name="T3">Labrasoft</text:span></text:p>
              </text:list-item>
              <text:list-item>
                <text:p><text:span text:style-name="T3">Github: cjlcarvalh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# whatis shell</text:span></text:p>
          </draw:text-box>
        </draw:frame>
        <draw:frame presentation:style-name="pr7" draw:text-style-name="P5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4">É o “prompt” da linha de comando do Unix e Linux, ou seja, recebe os comandos digitados pelo usuário e os executa.</text:span></text:p>
              </text:list-item>
              <text:list-item>
                <text:p><text:span text:style-name="T4">Apresenta recursos e características de linguagem de alto nível, permitindo a criação de scripts para automatização de tarefas e rotinas.</text:span></text:p>
              </text:list-item>
              <text:list-item>
                <text:p><text:span text:style-name="T4">Hello world em shell:</text:span></text:p>
                <text:p><text:span text:style-name="T4">echo “Hello world”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# cat scripts.txt</text:span></text:p>
          </draw:text-box>
        </draw:frame>
        <draw:frame presentation:style-name="pr8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Automatização de uma série de tarefas que podem ser realizadas por um humano uma por vez.</text:span></text:p>
              </text:list-item>
              <text:list-item>
                <text:p><text:span text:style-name="T4">Geralmente são executados através de linguagens interpretadas.</text:span></text:p>
              </text:list-item>
              <text:list-item>
                <text:p><text:span text:style-name="T4">Rápidas para aprender e fáceis de escrev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5"># cat bash-commands.txt</text:span></text:p>
          </draw:text-box>
        </draw:frame>
        <draw:frame presentation:style-name="pr7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O bash permite executar desde grandes aplicações até pequenas rotinas gerenciadoras do sistema operacional.</text:span></text:p>
              </text:list-item>
              <text:list-item>
                <text:p><text:span text:style-name="T6">É importante para o sysadmin ou programador sempre entender comandos do sistema operacional que podem facilitar ou auxiliar essas tarefa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2"># echo</text:span></text:p>
          </draw:text-box>
        </draw:frame>
        <draw:frame presentation:style-name="pr9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4">O comando “echo” imprime textos na tela. Similar ao “print” de outras linguagens de programação.</text:span></text:p>
              </text:list-item>
              <text:list-item>
                <text:p text:style-name="P5"><text:span text:style-name="T4">Exemplo:</text:span></text:p>
                <text:p text:style-name="P5"><text:span text:style-name="T4">echo “Instalação completa”</text:span></text:p>
                <text:p text:style-name="P5"><text:span text:style-name="T4">echo “Bem vindo ao Flisol”</text:span></text:p>
                <text:p text:style-name="P5"><text:span text:style-name="T4">echo “Olá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2"># echo</text:span></text:p>
          </draw:text-box>
        </draw:frame>
        <draw:frame presentation:style-name="pr10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4">É possível declarar variáveis no shell e mandar o echo imprimí-las.</text:span></text:p>
              </text:list-item>
              <text:list-item>
                <text:p text:style-name="P5"><text:span text:style-name="T4">Exemplo:</text:span></text:p>
                <text:p text:style-name="P5"><text:span text:style-name="T4">a=”Hoje é dia de Flisol!”</text:span></text:p>
                <text:p text:style-name="P5"><text:span text:style-name="T4">echo $a</text:span></text:p>
                <text:p text:style-name="P5"><text:span text:style-name="T4">b=5</text:span></text:p>
                <text:p text:style-name="P5"><text:span text:style-name="T4">echo “Imprimindo o número $b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2"># echo</text:span></text:p>
          </draw:text-box>
        </draw:frame>
        <draw:frame presentation:style-name="pr11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4">Além disso, o echo pode ser utilizado para escrever em arquivos.</text:span></text:p>
                <text:p text:style-name="P5"><text:span text:style-name="T4">echo “Criando um arquivo novo” &gt; new.txt</text:span></text:p>
                <text:p text:style-name="P5"><text:span text:style-name="T2"/></text:p>
              </text:list-item>
              <text:list-item>
                <text:p text:style-name="P5"><text:span text:style-name="T2">Lembre-se</text:span><text:span text:style-name="T4">: &gt; é diferente de &gt;&gt;</text:span></text:p>
                <text:p text:style-name="P5"><text:span text:style-name="T4">echo “Adicionando uma nova linha” &gt;&gt; old.txt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 text:style-name="P6"><text:span text:style-name="T5"># read</text:span></text:p>
          </draw:text-box>
        </draw:frame>
        <draw:frame presentation:style-name="pr7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4">Comando para a entrada de dados. Você pode utilizá-lo para atribuir valores a variáveis.</text:span></text:p>
                <text:p text:style-name="P5"><text:span text:style-name="T4"/></text:p>
                <text:p text:style-name="P5"><text:span text:style-name="T4">echo “Digite a sua idade: “</text:span></text:p>
                <text:p text:style-name="P5"><text:span text:style-name="T4">read idade</text:span></text:p>
                <text:p text:style-name="P5"><text:span text:style-name="T4">echo “Você tem $idade anos.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2"># cd</text:span></text:p>
          </draw:text-box>
        </draw:frame>
        <draw:frame presentation:style-name="pr12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4">Comando utilizado para acessar diretórios.</text:span></text:p>
                <text:p text:style-name="P5"><text:span text:style-name="T4"/></text:p>
                <text:p text:style-name="P5"><text:span text:style-name="T4">cd folder</text:span></text:p>
                <text:p text:style-name="P5"><text:span text:style-name="T4">cd /home/user/Downloads/pasta</text:span></text:p>
                <text:p text:style-name="P5"><text:span text:style-name="T4">cd /</text:span></text:p>
                <text:p text:style-name="P5"><text:span text:style-name="T4">cd ~/</text:span></text:p>
                <text:p text:style-name="P5"><text:span text:style-name="T4">cd 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2"># mv</text:span></text:p>
          </draw:text-box>
        </draw:frame>
        <draw:frame presentation:style-name="pr13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4">Comando utilizado para mover ou renomear arquivos ou diretórios do sistema.</text:span></text:p>
                <text:p text:style-name="P5"><text:span text:style-name="T4"/></text:p>
                <text:p text:style-name="P5"><text:span text:style-name="T4">mv arquivo.txt arquivo-bkp.txt</text:span></text:p>
                <text:p text:style-name="P5"><text:span text:style-name="T4">mv pasta pasta-bkp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mkdir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omando para criar novos diretórios.</text:p>
                <text:p/>
                <text:p>mkdir pasta</text:p>
                <text:p/>
              </text:list-item>
              <text:list-item>
                <text:p>Para criar uma pasta dentro de outra, basta passar o parâmetro -p.</text:p>
                <text:p/>
                <text:p>mkdir -p pasta-pai/pasta-filh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cp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Utilizado para copiar arquivos e diretórios.</text:p>
                <text:p/>
                <text:p>cp arquivo.txt /pasta/novo-local/novo.txt</text:p>
                <text:p/>
              </text:list-item>
              <text:list-item>
                <text:p>Utilize -r para copiar diretórios.</text:p>
                <text:p/>
                <text:p>cp -r /diretorio /home/user/novo-loc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rm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Utilizado para remover arquivos e diretórios.</text:p>
                <text:p/>
                <text:p>rm arquivo.txt</text:p>
                <text:p/>
                <text:p>rm -rf /di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ca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Utilizado para mostrar o texto presente em arquivos.</text:p>
                <text:p/>
                <text:p>cat meu-arquivo.tx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fo:color="#66ff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ff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ff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ff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ff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ff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ff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ff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ff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ff66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66ff66" style:text-outline="false" style:text-line-through-style="none" style:text-line-through-type="none" style:font-name="URW Gothic L" fo:font-family="'URW Gothic L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style:font-name="URW Gothic L" fo:font-family="'URW Gothic L'" style:font-family-generic="swiss" style:font-pitch="variable"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style:font-name="URW Gothic L" fo:font-family="'URW Gothic L'" style:font-family-generic="swiss" style:font-pitch="variable"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style:font-name="URW Gothic L" fo:font-family="'URW Gothic L'" style:font-family-generic="swiss" style:font-pitch="variable"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style:font-name="URW Gothic L" fo:font-family="'URW Gothic L'" style:font-family-generic="swiss" style:font-pitch="variable"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style:font-name="URW Gothic L" fo:font-family="'URW Gothic L'" style:font-family-generic="swiss" style:font-pitch="variable"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style:font-name="URW Gothic L" fo:font-family="'URW Gothic L'" style:font-family-generic="swiss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66ff66" style:text-outline="false" style:text-line-through-style="none" style:text-line-through-type="none" style:font-name="URW Gothic L" fo:font-family="'URW Gothic L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io </meta:initial-creator>
    <meta:creation-date>2017-04-02T18:17:31.750265449</meta:creation-date>
    <dc:date>2017-04-03T16:05:47.832449432</dc:date>
    <dc:creator>Caio </dc:creator>
    <meta:editing-duration>PT31M56S</meta:editing-duration>
    <meta:editing-cycles>3</meta:editing-cycles>
    <meta:generator>LibreOffice/4.3.3.2$Linux_X86_64 LibreOffice_project/430m0$Build-2</meta:generator>
    <meta:document-statistic meta:object-count="85"/>
  </office:meta>
</office:document-meta>
</file>